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officeooo:rsid="000c7656" officeooo:paragraph-rsid="000c7656"/>
    </style:style>
    <style:style style:name="P2" style:family="paragraph" style:parent-style-name="Heading_20_3">
      <style:text-properties style:text-underline-style="none" officeooo:rsid="000e4085" officeooo:paragraph-rsid="000e408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f2504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officeooo:rsid="000f2504" officeooo:paragraph-rsid="000f2504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Standard">
      <style:text-properties style:text-underline-style="none" officeooo:rsid="000e4085" officeooo:paragraph-rsid="000e4085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GAMEHITS</text:p>
      <text:p text:style-name="P1"><text:span text:style-name="T1"/></text:p>
      <text:h text:style-name="P2" text:outline-level="3"><text:span text:style-name="Strong_20_Emphasis"><text:s/>Empleado</text:span></text:h>
      <text:list text:style-name="L1">
        <text:list-item>
          <text:p text:style-name="P3"><text:span text:style-name="Strong_20_Emphasis">idEmpleado</text:span> (PK)</text:p>
        </text:list-item>
        <text:list-item>
          <text:p text:style-name="P3">DNI</text:p>
        </text:list-item>
        <text:list-item>
          <text:p text:style-name="P3">Nombre</text:p>
        </text:list-item>
        <text:list-item>
          <text:p text:style-name="P4"><text:span text:style-name="Strong_20_Emphasis">idJefe</text:span> (FK) → Empleado</text:p>
        </text:list-item>
      </text:list>
      <text:h text:style-name="Heading_20_3" text:outline-level="3"><text:s/><text:span text:style-name="Strong_20_Emphasis">Cliente</text:span></text:h>
      <text:list text:style-name="L2">
        <text:list-item>
          <text:p text:style-name="P5"><text:span text:style-name="Strong_20_Emphasis">idCliente</text:span> (PK)</text:p>
        </text:list-item>
        <text:list-item>
          <text:p text:style-name="P5">dni</text:p>
        </text:list-item>
        <text:list-item>
          <text:p text:style-name="P5">nombre</text:p>
        </text:list-item>
        <text:list-item>
          <text:p text:style-name="P5">puntos</text:p>
        </text:list-item>
      </text:list>
      <text:h text:style-name="Heading_20_3" text:outline-level="3"><text:s/><text:span text:style-name="Strong_20_Emphasis">VideoJuego</text:span></text:h>
      <text:list text:style-name="L3">
        <text:list-item>
          <text:p text:style-name="P6"><text:span text:style-name="Strong_20_Emphasis">idJuego</text:span> (PK)</text:p>
        </text:list-item>
        <text:list-item>
          <text:p text:style-name="P6">Titulo</text:p>
        </text:list-item>
        <text:list-item>
          <text:p text:style-name="P6">precio</text:p>
        </text:list-item>
        <text:list-item>
          <text:p text:style-name="P6">tipoJuego</text:p>
        </text:list-item>
        <text:list-item>
          <text:p text:style-name="P6">categoria</text:p>
        </text:list-item>
        <text:list-item>
          <text:p text:style-name="P6">stock</text:p>
        </text:list-item>
      </text:list>
      <text:h text:style-name="Heading_20_3" text:outline-level="3"><text:s/><text:span text:style-name="Strong_20_Emphasis">Factura</text:span></text:h>
      <text:list text:style-name="L4">
        <text:list-item>
          <text:p text:style-name="P7"><text:span text:style-name="Strong_20_Emphasis">idFactura</text:span> (PK)</text:p>
        </text:list-item>
        <text:list-item>
          <text:p text:style-name="P7">total</text:p>
        </text:list-item>
        <text:list-item>
          <text:p text:style-name="P7">puntos</text:p>
        </text:list-item>
        <text:list-item>
          <text:p text:style-name="P7"><text:span text:style-name="Strong_20_Emphasis">idEmpleado</text:span> (FK) → Empleado</text:p>
        </text:list-item>
        <text:list-item>
          <text:p text:style-name="P8">nombreEmpleado (FK) → Empleado</text:p>
        </text:list-item>
        <text:list-item>
          <text:p text:style-name="P7"><text:span text:style-name="Strong_20_Emphasis">idCliente</text:span> (FK) → Cliente</text:p>
        </text:list-item>
      </text:list>
      <text:h text:style-name="Heading_20_3" text:outline-level="3"><text:span text:style-name="Strong_20_Emphasis">Factura_Contiene_VideoJuego</text:span> </text:h>
      <text:list text:style-name="L5">
        <text:list-item>
          <text:p text:style-name="P9"><text:span text:style-name="Strong_20_Emphasis">idFactura</text:span> (FK, PK) → Factura</text:p>
        </text:list-item>
        <text:list-item>
          <text:p text:style-name="P9"><text:span text:style-name="Strong_20_Emphasis">idJuego</text:span> (FK, PK) → VideoJuego</text:p>
        </text:list-item>
      </text:list>
      <text:h text:style-name="Heading_20_3" text:outline-level="3"><text:soft-page-break/>Relaciones Clave:</text:h>
      <text:list text:style-name="L6">
        <text:list-item>
          <text:p text:style-name="P10">Un <text:span text:style-name="Strong_20_Emphasis">Empleado</text:span> puede hacer muchas facturas (1:N), y cada factura la hace un único empleado.</text:p>
        </text:list-item>
        <text:list-item>
          <text:p text:style-name="P10">Un <text:span text:style-name="Strong_20_Emphasis">Cliente</text:span> puede recibir muchas facturas (1:N), y cada factura pertenece a un cliente.</text:p>
        </text:list-item>
        <text:list-item>
          <text:p text:style-name="P10">Una <text:span text:style-name="Strong_20_Emphasis">Factura</text:span> puede contener muchos videojuegos, y un videojuego puede estar en muchas facturas → relación N:M con tabla intermedia.</text:p>
        </text:list-item>
        <text:list-item>
          <text:p text:style-name="P10">Un <text:span text:style-name="Strong_20_Emphasis">Empleado</text:span> puede ser jefe de varios empleados, pero cada empleado solo tiene un jefe.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20:05:10.374000000</meta:creation-date>
    <dc:date>2025-04-08T20:17:28.528000000</dc:date>
    <meta:editing-duration>PT12M16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33" meta:word-count="146" meta:character-count="807" meta:non-whitespace-character-count="715"/>
  </office:meta>
</office:document-meta>
</file>